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Liberation Sans1" svg:font-family="'Liberation Sans'" style:font-adornments="Regular" style:font-family-generic="swiss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.59cm" fo:break-before="page" table:align="margins" style:shadow="none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none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7.59cm" style:rel-column-width="65535*"/>
    </style:style>
    <style:style style:name="Tableau7.A1" style:family="table-cell">
      <style:table-cell-properties fo:padding="0.097cm" fo:border="none"/>
    </style:style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3.35cm" style:rel-column-width="12483*"/>
    </style:style>
    <style:style style:name="Table1.C" style:family="table-column">
      <style:table-column-properties style:column-width="5.445cm" style:rel-column-width="20284*"/>
    </style:style>
    <style:style style:name="Table1.A1" style:family="table-cell">
      <style:table-cell-properties fo:padding="0.097cm" fo:border="none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text-properties fo:language="fr" fo:country="BE" officeooo:paragraph-rsid="00356202"/>
    </style:style>
    <style:style style:name="P2" style:family="paragraph" style:parent-style-name="Text_20_body">
      <style:text-properties style:font-name="Liberation Sans1" fo:language="fr" fo:country="BE" officeooo:rsid="00a3ec3a" officeooo:paragraph-rsid="00aabc38" style:font-name-asian="Liberation Sans1" style:font-name-complex="Liberation Sans1"/>
    </style:style>
    <style:style style:name="P3" style:family="paragraph" style:parent-style-name="Standard">
      <style:text-properties style:text-underline-style="none" fo:font-weight="normal" officeooo:rsid="004f2956" fo:background-color="#ffff00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7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e06231" style:font-name-asian="DejaVu Sans" style:font-size-asian="12pt" style:font-weight-asian="bold" style:font-name-complex="DejaVu Sans" style:font-size-complex="12pt" style:font-weight-complex="bold"/>
    </style:style>
    <style:style style:name="P8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e1d94f" officeooo:paragraph-rsid="00e1d94f" style:font-name-asian="DejaVu Sans" style:font-size-asian="12pt" style:font-weight-asian="bold" style:font-name-complex="DejaVu Sans" style:font-size-complex="12pt" style:font-weight-complex="bold"/>
    </style:style>
    <style:style style:name="P9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normal" officeooo:rsid="00670433" officeooo:paragraph-rsid="00e1d94f" style:font-name-asian="DejaVu Sans" style:font-size-asian="12pt" style:font-weight-asian="normal" style:font-name-complex="DejaVu Sans" style:font-size-complex="12pt" style:font-weight-complex="normal"/>
    </style:style>
    <style:style style:name="P10" style:family="paragraph" style:parent-style-name="Standard">
      <style:text-properties fo:language="fr" fo:country="BE" officeooo:rsid="00a3ec3a" officeooo:paragraph-rsid="00df351b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12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c0884a" style:font-name-asian="DejaVu Sans" style:font-size-asian="12pt" style:font-weight-asian="bold" style:font-name-complex="DejaVu Sans" style:font-size-complex="12pt" style:font-weight-complex="bold"/>
    </style:style>
    <style:style style:name="P13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c909bd" style:font-name-asian="DejaVu Sans" style:font-size-asian="12pt" style:font-weight-asian="bold" style:font-name-complex="DejaVu Sans" style:font-size-complex="12pt" style:font-weight-complex="bold"/>
    </style:style>
    <style:style style:name="P14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d9930b" style:font-name-asian="DejaVu Sans" style:font-size-asian="12pt" style:font-weight-asian="bold" style:font-name-complex="DejaVu Sans" style:font-size-complex="12pt" style:font-weight-complex="bold"/>
    </style:style>
    <style:style style:name="P15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df351b" style:font-name-asian="DejaVu Sans" style:font-size-asian="12pt" style:font-weight-asian="bold" style:font-name-complex="DejaVu Sans" style:font-size-complex="12pt" style:font-weight-complex="bold"/>
    </style:style>
    <style:style style:name="P16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e1d94f" style:font-name-asian="DejaVu Sans" style:font-size-asian="12pt" style:font-weight-asian="bold" style:font-name-complex="DejaVu Sans" style:font-size-complex="12pt" style:font-weight-complex="bold"/>
    </style:style>
    <style:style style:name="P17" style:family="paragraph" style:parent-style-name="Text_20_body">
      <style:text-properties fo:language="fr" fo:country="BE" officeooo:rsid="00a3ec3a" officeooo:paragraph-rsid="00a3ec3a"/>
    </style:style>
    <style:style style:name="P18" style:family="paragraph" style:parent-style-name="Text_20_body">
      <style:text-properties fo:language="fr" fo:country="BE" officeooo:paragraph-rsid="00e06231"/>
    </style:style>
    <style:style style:name="P19" style:family="paragraph" style:parent-style-name="Text_20_body">
      <style:text-properties style:font-name="Liberation Sans1" fo:language="fr" fo:country="BE" officeooo:rsid="00a3ec3a" officeooo:paragraph-rsid="00df351b" style:font-name-asian="Liberation Sans1" style:font-name-complex="Liberation Sans1"/>
    </style:style>
    <style:style style:name="P20" style:family="paragraph" style:parent-style-name="Text_20_body">
      <style:text-properties style:font-name="Liberation Sans1" fo:language="fr" fo:country="BE" officeooo:rsid="00a3ec3a" officeooo:paragraph-rsid="00e06231" style:font-name-asian="Liberation Sans1" style:font-name-complex="Liberation Sans1"/>
    </style:style>
    <style:style style:name="P21" style:family="paragraph" style:parent-style-name="Text_20_body">
      <style:text-properties style:font-name="Liberation Sans1" fo:language="fr" fo:country="BE" officeooo:rsid="00a3ec3a" officeooo:paragraph-rsid="00e1d94f" style:font-name-asian="Liberation Sans1" style:font-name-complex="Liberation Sans1"/>
    </style:style>
    <style:style style:name="P22" style:family="paragraph" style:parent-style-name="Text_20_body">
      <style:paragraph-properties fo:break-before="page"/>
      <style:text-properties fo:language="fr" fo:country="BE" officeooo:rsid="00a3ec3a" officeooo:paragraph-rsid="00a3ec3a"/>
    </style:style>
    <style:style style:name="P23" style:family="paragraph" style:parent-style-name="Table_20_Contents">
      <style:text-properties style:use-window-font-color="true" style:font-name="Liberation Sans2" fo:font-size="12pt" fo:language="fr" fo:country="BE" fo:font-weight="bold" officeooo:rsid="00670433" officeooo:paragraph-rsid="00c0884a" style:font-name-asian="DejaVu Sans" style:font-size-asian="12pt" style:font-weight-asian="bold" style:font-name-complex="DejaVu Sans" style:font-size-complex="12pt" style:font-weight-complex="bold"/>
    </style:style>
    <style:style style:name="P24" style:family="paragraph" style:parent-style-name="Table_20_Contents">
      <style:text-properties style:use-window-font-color="true" style:font-name="Liberation Sans2" fo:font-size="12pt" fo:language="fr" fo:country="BE" fo:font-weight="bold" officeooo:rsid="00670433" officeooo:paragraph-rsid="00d09208" style:font-name-asian="DejaVu Sans" style:font-size-asian="12pt" style:font-weight-asian="bold" style:font-name-complex="DejaVu Sans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Liberation Sans2" fo:font-size="12pt" fo:language="fr" fo:country="BE" fo:font-weight="bold" officeooo:rsid="00670433" officeooo:paragraph-rsid="00d09208" style:font-name-asian="DejaVu Sans" style:font-size-asian="12pt" style:font-weight-asian="bold" style:font-name-complex="DejaVu Sans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style:font-name="Liberation Sans2" fo:font-size="10pt" fo:language="fr" fo:country="BE" fo:font-weight="normal" officeooo:rsid="00d09208" officeooo:paragraph-rsid="00d09208" style:font-name-asian="DejaVu Sans" style:font-size-asian="10pt" style:font-weight-asian="normal" style:font-name-complex="DejaVu Sans" style:font-size-complex="10pt" style:font-weight-complex="normal"/>
    </style:style>
    <style:style style:name="P27" style:family="paragraph" style:parent-style-name="Table_20_Contents">
      <style:text-properties style:use-window-font-color="true" style:font-name="Liberation Sans2" fo:font-size="10pt" fo:language="fr" fo:country="BE" fo:font-weight="normal" officeooo:rsid="00670433" officeooo:paragraph-rsid="00d09208" style:font-name-asian="DejaVu Sans" style:font-size-asian="10pt" style:font-weight-asian="normal" style:font-name-complex="DejaVu Sans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Liberation Sans2" fo:font-size="10pt" fo:language="fr" fo:country="BE" fo:font-weight="normal" officeooo:rsid="00670433" officeooo:paragraph-rsid="00d36322" style:font-name-asian="DejaVu Sans" style:font-size-asian="10pt" style:font-weight-asian="normal" style:font-name-complex="DejaVu Sans" style:font-size-complex="10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style:use-window-font-color="true" style:font-name="Liberation Sans2" fo:font-size="10pt" fo:language="fr" fo:country="BE" fo:font-weight="normal" officeooo:rsid="00670433" officeooo:paragraph-rsid="00de41cf" style:font-name-asian="DejaVu Sans" style:font-size-asian="10pt" style:font-weight-asian="normal" style:font-name-complex="DejaVu Sans" style:font-size-complex="10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style:use-window-font-color="true" style:font-name="Liberation Sans2" fo:font-size="10pt" fo:language="fr" fo:country="BE" fo:font-weight="normal" officeooo:rsid="00670433" officeooo:paragraph-rsid="00df351b" style:font-name-asian="DejaVu Sans" style:font-size-asian="10pt" style:font-weight-asian="normal" style:font-name-complex="DejaVu Sans" style:font-size-complex="10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style:use-window-font-color="true" style:font-name="Liberation Sans2" fo:font-size="10pt" fo:language="fr" fo:country="BE" fo:font-weight="normal" officeooo:rsid="00670433" officeooo:paragraph-rsid="00e06231" style:font-name-asian="DejaVu Sans" style:font-size-asian="10pt" style:font-weight-asian="normal" style:font-name-complex="DejaVu Sans" style:font-size-complex="10pt" style:font-weight-complex="normal"/>
    </style:style>
    <style:style style:name="P32" style:family="paragraph" style:parent-style-name="Table_20_Contents" style:list-style-name="L2">
      <style:paragraph-properties fo:text-align="start" style:justify-single-word="false"/>
      <style:text-properties style:use-window-font-color="true" style:font-name="Liberation Sans2" fo:font-size="10pt" fo:language="fr" fo:country="BE" fo:font-weight="normal" officeooo:rsid="00670433" officeooo:paragraph-rsid="00e1d94f" style:font-name-asian="DejaVu Sans" style:font-size-asian="10pt" style:font-weight-asian="normal" style:font-name-complex="DejaVu Sans" style:font-size-complex="10pt" style:font-weight-complex="normal"/>
    </style:style>
    <style:style style:name="P33" style:family="paragraph" style:parent-style-name="Table_20_Contents">
      <style:text-properties style:use-window-font-color="true" style:font-name="Liberation Sans2" fo:font-size="10pt" fo:language="fr" fo:country="BE" fo:font-weight="normal" officeooo:rsid="00670433" officeooo:paragraph-rsid="00e1d94f" style:font-name-asian="DejaVu Sans" style:font-size-asian="10pt" style:font-weight-asian="normal" style:font-name-complex="DejaVu Sans" style:font-size-complex="10pt" style:font-weight-complex="normal"/>
    </style:style>
    <style:style style:name="P34" style:family="paragraph" style:parent-style-name="Table_20_Contents">
      <style:text-properties fo:language="fr" fo:country="BE" officeooo:rsid="009007a6" officeooo:paragraph-rsid="00c0884a"/>
    </style:style>
    <style:style style:name="P35" style:family="paragraph" style:parent-style-name="Table_20_Contents">
      <style:text-properties fo:language="fr" fo:country="BE" officeooo:rsid="00c62f6b" officeooo:paragraph-rsid="00d9930b"/>
    </style:style>
    <style:style style:name="P36" style:family="paragraph" style:parent-style-name="Table_20_Contents">
      <style:text-properties fo:language="fr" fo:country="BE" officeooo:rsid="00c62f6b" officeooo:paragraph-rsid="00df351b"/>
    </style:style>
    <style:style style:name="P37" style:family="paragraph" style:parent-style-name="Table_20_Contents">
      <style:text-properties fo:language="fr" fo:country="BE" officeooo:rsid="00c62f6b" officeooo:paragraph-rsid="00e06231"/>
    </style:style>
    <style:style style:name="P38" style:family="paragraph" style:parent-style-name="Table_20_Contents">
      <style:text-properties fo:language="fr" fo:country="BE" officeooo:rsid="00c62f6b" officeooo:paragraph-rsid="00e1d94f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2" fo:font-size="14pt" fo:font-weight="bold" officeooo:rsid="00670433" officeooo:paragraph-rsid="00670433" fo:background-color="#ffff00" style:font-name-asian="DejaVu Sans" style:font-size-asian="14pt" style:font-weight-asian="bold" style:font-name-complex="DejaVu Sans" style:font-size-complex="14pt" style:font-weight-complex="bold"/>
    </style:style>
    <style:style style:name="P40" style:family="paragraph" style:parent-style-name="Table_20_Contents">
      <style:text-properties fo:font-size="14pt" fo:font-weight="bold" officeooo:rsid="00c0884a" officeooo:paragraph-rsid="00c0884a" style:font-size-asian="14pt" style:font-weight-asian="bold" style:font-size-complex="14pt" style:font-weight-complex="bold"/>
    </style:style>
    <style:style style:name="P41" style:family="paragraph" style:parent-style-name="Table_20_Contents">
      <style:text-properties officeooo:rsid="00c49d8f" officeooo:paragraph-rsid="00c49d8f"/>
    </style:style>
    <style:style style:name="P42" style:family="paragraph" style:parent-style-name="Table_20_Contents">
      <style:text-properties officeooo:rsid="00c62f6b" officeooo:paragraph-rsid="00c909bd"/>
    </style:style>
    <style:style style:name="P43" style:family="paragraph" style:parent-style-name="Frame_20_contents">
      <style:paragraph-properties fo:text-align="start" style:justify-single-word="false"/>
    </style:style>
    <style:style style:name="T1" style:family="text">
      <style:text-properties fo:language="fr" fo:country="BE"/>
    </style:style>
    <style:style style:name="T2" style:family="text">
      <style:text-properties style:use-window-font-color="true" style:font-name="Liberation Sans2" fo:font-size="12pt" fo:language="fr" fo:country="BE" fo:font-weight="bold" officeooo:rsid="00670433" style:font-name-asian="DejaVu Sans" style:font-size-asian="12pt" style:font-weight-asian="bold" style:font-name-complex="DejaVu Sans" style:font-size-complex="12pt" style:font-weight-complex="bold"/>
    </style:style>
    <style:style style:name="T3" style:family="text">
      <style:text-properties style:use-window-font-color="true" style:font-name="Liberation Sans2" fo:font-size="12pt" fo:language="fr" fo:country="BE" fo:font-weight="bold" officeooo:rsid="009007a6" style:font-name-asian="DejaVu Sans" style:font-size-asian="12pt" style:font-weight-asian="bold" style:font-name-complex="DejaVu Sans" style:font-size-complex="12pt" style:font-weight-complex="bold"/>
    </style:style>
    <style:style style:name="T4" style:family="text">
      <style:text-properties style:use-window-font-color="true" style:font-name="Liberation Sans2" fo:font-size="12pt" fo:font-weight="bold" officeooo:rsid="009007a6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officeooo:rsid="00c0884a"/>
    </style:style>
    <style:style style:name="T6" style:family="text">
      <style:text-properties style:text-underline-style="solid" style:text-underline-width="auto" style:text-underline-color="font-color" officeooo:rsid="00a3ec3a"/>
    </style:style>
    <style:style style:name="T7" style:family="text">
      <style:text-properties officeooo:rsid="00c49d8f"/>
    </style:style>
    <style:style style:name="T8" style:family="text">
      <style:text-properties fo:font-weight="normal" officeooo:rsid="00c49d8f" style:font-weight-asian="normal" style:font-weight-complex="normal"/>
    </style:style>
    <style:style style:name="T9" style:family="text">
      <style:text-properties officeooo:rsid="00d9930b"/>
    </style:style>
    <style:style style:name="T10" style:family="text">
      <style:text-properties officeooo:rsid="00df351b"/>
    </style:style>
    <style:style style:name="T11" style:family="text">
      <style:text-properties officeooo:rsid="00e06231"/>
    </style:style>
    <style:style style:name="T12" style:family="text">
      <style:text-properties officeooo:rsid="00e1d94f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site in objects"&gt;</text:placeholder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9"><text:span text:style-name="T5">Site</text:span> <text:span text:style-name="T1"><text:placeholder text:placeholder-type="text">&lt;site.name&gt;</text:placeholder></text:span></text:p>
          </table:table-cell>
        </table:table-row>
      </table:table>
      <text:p text:style-name="P3"><draw:frame draw:style-name="fr1" draw:name="image: (StringIO(str(site.situation_map)), 'image/jpeg')" text:anchor-type="paragraph" svg:x="-0.071cm" svg:y="0.118cm" svg:width="17.708cm" svg:height="11.552cm" draw:z-index="5"><draw:text-box><text:p text:style-name="P5"/></draw:text-box></draw:frame>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: (StringIO(str(site.image_map)), 'image/jpeg')" text:anchor-type="paragraph" svg:x="-0.074cm" svg:y="8.901cm" svg:width="17.708cm" svg:height="11.552cm" draw:z-index="6"><draw:text-box><text:p text:style-name="P5"/></draw:text-box></draw:frame></text:p>
      <text:p text:style-name="P22"><draw:frame draw:style-name="fr1" draw:name="image: (StringIO(str(site.photo)), 'image/jpeg')" text:anchor-type="paragraph" svg:x="-0.074cm" svg:y="0.095cm" svg:width="17.708cm" svg:height="11.552cm" draw:z-index="7"><draw:text-box><text:p text:style-name="P5"/></draw:text-box></draw:frame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ext:p text:style-name="P17"><text:span text:style-name="T6"/>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table:number-columns-spanned="4" office:value-type="string">
            <text:p text:style-name="P40">Inventaires :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4"><text:placeholder text:placeholder-type="text">&lt;for each="inv in site.inventor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3"><text:span text:style-name="T8">Date de l'inventaire :</text:span><text:span text:style-name="T7"> </text:span><text:placeholder text:placeholder-type="text">&lt;inv.date&gt;</text:placeholder></text:p>
          </table:table-cell>
          <table:covered-table-cell/>
          <table:table-cell table:style-name="Table1.A1" table:number-columns-spanned="2" office:value-type="string">
            <text:p text:style-name="P41">Inventeur : <text:span text:style-name="T2"><text:placeholder text:placeholder-type="text">&lt;inv.owner.name&gt;</text:placeholder></text:span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42">Taxons : 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42"><text:span text:style-name="T3"><text:placeholder text:placeholder-type="text">&lt;for each="tax in inv.taxon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1.A6" office:value-type="string">
            <text:p text:style-name="P26">Nom vernaculaire</text:p>
          </table:table-cell>
          <table:table-cell table:style-name="Table1.A6" office:value-type="string">
            <text:p text:style-name="P26">Nom latin</text:p>
          </table:table-cell>
          <table:table-cell table:style-name="Table1.A6" office:value-type="string">
            <text:p text:style-name="P26">Nombre</text:p>
          </table:table-cell>
          <table:table-cell table:style-name="Table1.A5" office:value-type="string">
            <text:p text:style-name="P26">Observations</text:p>
          </table:table-cell>
        </table:table-row>
        <table:table-row>
          <table:table-cell table:style-name="Table1.A6" office:value-type="string">
            <text:p text:style-name="P24"><text:placeholder text:placeholder-type="text">&lt;tax.code.taxon.nom_vern&gt;</text:placeholder> </text:p>
          </table:table-cell>
          <table:table-cell table:style-name="Table1.A6" office:value-type="string">
            <text:p text:style-name="P27"><text:placeholder text:placeholder-type="text">&lt;tax.code.taxon.nom_complet&gt;</text:placeholder></text:p>
          </table:table-cell>
          <table:table-cell table:style-name="Table1.C7" office:value-type="string">
            <text:p text:style-name="P25"><text:placeholder text:placeholder-type="text">&lt;tax.number&gt;</text:placeholder></text:p>
          </table:table-cell>
          <table:table-cell table:style-name="Table1.D7" office:value-type="string">
            <text:p text:style-name="P28"><text:placeholder text:placeholder-type="text">&lt;tax.observation&gt;</text:placeholder></text:p>
          </table:table-cell>
        </table:table-row>
        <table:table-row>
          <table:table-cell table:style-name="Table1.A5" table:number-columns-spanned="4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</table:table>
      <text:p text:style-name="P17"><text:span text:style-name="T6"/>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"><text:span text:style-name="T9">Occupation du sol</text:span> :</text:p>
          </table:table-cell>
        </table:table-row>
        <table:table-row>
          <table:table-cell table:style-name="Tableau7.A1" office:value-type="string">
            <text:p text:style-name="P35"><text:span text:style-name="T4"><text:placeholder text:placeholder-type="text">&lt;for each="occ in inv.occsol"&gt;</text:placeholder></text:span></text:p>
          </table:table-cell>
        </table:table-row>
        <table:table-row>
          <table:table-cell table:style-name="Tableau7.A1" office:value-type="string">
            <text:list xml:id="list5893789977450418468" text:style-name="L2">
              <text:list-item>
                <text:p text:style-name="P29"><text:placeholder text:placeholder-type="text">&lt;occ.observation&gt;</text:placeholder></text:p>
              </text:list-item>
            </text:list>
          </table:table-cell>
        </table:table-row>
        <table:table-row>
          <table:table-cell table:style-name="Tableau7.A1" office:value-type="string">
            <text:p text:style-name="P14"><text:placeholder text:placeholder-type="text">&lt;/for&gt;</text:placeholder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9"><text:span text:style-name="T10">Fonctionnalité de la mare</text:span> :</text:p>
          </table:table-cell>
        </table:table-row>
        <table:table-row>
          <table:table-cell table:style-name="Table2.A1" office:value-type="string">
            <text:p text:style-name="P36"><text:span text:style-name="T4"><text:placeholder text:placeholder-type="text">&lt;for each="fon in inv.fonction"&gt;</text:placeholder></text:span></text:p>
          </table:table-cell>
        </table:table-row>
        <text:soft-page-break/>
        <table:table-row>
          <table:table-cell table:style-name="Table2.A1" office:value-type="string">
            <text:list xml:id="list92026195862280" text:continue-numbering="true" text:style-name="L2">
              <text:list-item>
                <text:p text:style-name="P30"><text:placeholder text:placeholder-type="text">&lt;fon.observation&gt;</text:placeholder></text:p>
              </text:list-item>
            </text:list>
          </table:table-cell>
        </table:table-row>
        <table:table-row>
          <table:table-cell table:style-name="Table2.A1" office:value-type="string">
            <text:p text:style-name="P15"><text:placeholder text:placeholder-type="text">&lt;/for&gt;</text:placeholder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0"><text:span text:style-name="T11">Gîtes à petites faunes</text:span> :</text:p>
          </table:table-cell>
        </table:table-row>
        <table:table-row>
          <table:table-cell table:style-name="Table3.A1" office:value-type="string">
            <text:p text:style-name="P37"><text:span text:style-name="T4"><text:placeholder text:placeholder-type="text">&lt;for each="git in inv.gite"&gt;</text:placeholder></text:span></text:p>
          </table:table-cell>
        </table:table-row>
        <table:table-row>
          <table:table-cell table:style-name="Table3.A1" office:value-type="string">
            <text:list xml:id="list92026794591688" text:continue-numbering="true" text:style-name="L2">
              <text:list-item>
                <text:p text:style-name="P31"><text:placeholder text:placeholder-type="text">&lt;git.observation&gt;</text:placeholder></text:p>
              </text:list-item>
            </text:list>
          </table:table-cell>
        </table:table-row>
        <table:table-row>
          <table:table-cell table:style-name="Table3.A1" office:value-type="string">
            <text:p text:style-name="P7"><text:placeholder text:placeholder-type="text">&lt;/for&gt;</text:placeholder></text:p>
          </table:table-cell>
        </table:table-row>
        <table:table-row>
          <table:table-cell table:style-name="Table3.A1" office:value-type="string">
            <text:p text:style-name="P8">Conclusion :</text:p>
            <text:p text:style-name="P33"><text:placeholder text:placeholder-type="text">&lt;inv.conclusion&gt;</text:placeholder></text:p>
          </table:table-cell>
        </table:table-row>
      </table:table>
      <text:p text:style-name="P9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Liberation Sans1" svg:font-family="'Liberation Sans'" style:font-adornments="Regular" style:font-family-generic="swiss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4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1" meta:object-count="0" meta:page-count="5" meta:paragraph-count="33" meta:word-count="77" meta:character-count="589" meta:non-whitespace-character-count="546"/>
    <meta:user-defined meta:name="Info 1"/>
    <meta:user-defined meta:name="Info 2"/>
    <meta:user-defined meta:name="Info 3"/>
    <meta:user-defined meta:name="Info 4"/>
  </office:meta>
</office:document-meta>
</file>